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32.00pt" fo:font-weight="bold" fo:font-family="'Liberation Serif'" style:font-family-asian="'Liberation Serif'" style:font-family-complex="'Liberation 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8.00pt" fo:font-weight="normal" fo:font-family="'Liberation Serif'" style:font-family-asian="'Liberation Serif'" style:font-family-complex="'Liberation Serif'" fo:background-color="transparent" fo:color="#0066b3"/>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8.00pt" fo:font-weight="normal" fo:font-family="'Liberation Serif'" style:font-family-asian="'Liberation Serif'" style:font-family-complex="'Liberation Serif'" fo:background-color="transparent" fo:color="#0066b3"/>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8.00pt" fo:font-weight="normal" fo:font-family="'Liberation Serif'" style:font-family-asian="'Liberation Serif'" style:font-family-complex="'Liberation Serif'" fo:background-color="transparent" fo:color="#0066b3"/>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8.00pt" fo:font-weight="normal" fo:font-family="'Liberation Serif'" style:font-family-asian="'Liberation Serif'" style:font-family-complex="'Liberation Serif'" fo:background-color="transparent" fo:color="#0066b3"/>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8.00pt" fo:font-weight="normal" fo:font-family="'Liberation Serif'" style:font-family-asian="'Liberation Serif'" style:font-family-complex="'Liberation Serif'" fo:background-color="transparent" fo:color="#0066b3"/>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8.00pt" fo:font-weight="normal" fo:font-family="'Liberation Serif'" style:font-family-asian="'Liberation Serif'" style:font-family-complex="'Liberation Serif'" fo:background-color="transparent" fo:color="#0066b3"/>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8.00pt" fo:font-weight="normal" fo:font-family="'Liberation Serif'" style:font-family-asian="'Liberation Serif'" style:font-family-complex="'Liberation Serif'" fo:background-color="transparent" fo:color="#0066b3"/>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Liberation Serif'" style:font-family-asian="'Liberation Serif'" style:font-family-complex="'Liberation Serif'" fo:background-color="transparent" fo:color="#000000"/>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text:p>
      <text:p text:style-name="P1"><text:span text:style-name="T2">Historique du projet HUB :</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4">Idée de base, structuration du projet et du groupe</text:span></text:p>
      <text:p text:style-name="P2"><text:span text:style-name="T5"/></text:p>
      <text:p text:style-name="P2"><text:span text:style-name="T5"/></text:p>
      <text:p text:style-name="P2"><text:span text:style-name="T6"><text:tab/>L’idée qui a donnée naissance au projet est née du constat que la réalité augmentée pourrait s’avérer pertinente dans le cadre de la pratique d’un instrument musical, notamment dans le cadre d’un apprentissage. En effet, les fondamentaux et les partitions de musiques sont des aspects qui mettent du temps à être maîtrisés et donc potentiellement décourageants pour l’utilisateur, l’utilisation d’une telle technologie pourrait pallier à certains de ces problèmes.</text:span></text:p>
      <text:p text:style-name="P2"><text:span text:style-name="T7"/></text:p>
      <text:p text:style-name="P2"><text:span text:style-name="T8"><text:tab/>Nous avons décidé de nous pencher sur l’apprentissage du piano et nous avions initialement prévu plusieurs modes de jeux différents allant de l’initiation à l’entraînement plus ou moins intensif. La principale fonctionnalité du projet consiste à permettre à l’utilisateur d’avoir un aperçu visuel direct des prochaines touches sur lesquelles il doit appuyer, lui permettant ainsi d’apprendre des morceaux plus rapidement et donc un encouragement à poursuivre cet apprentissage. </text:span></text:p>
      <text:p text:style-name="P2"><text:span text:style-name="T9"/></text:p>
      <text:p text:style-name="P2"><text:span text:style-name="T10"><text:tab/>La fonctionnalité principale du projet avait été imaginée telle quelle : l’utilisateur est assis face au piano, une fois qu’un morceau est sélectionné par ce dernier, celui-ci se lance, des notes sous forme de cube en 3d apparaissent dans la distance et se rapproche petit à petit du clavier, lorsqu’un bloc touche une note du clavier cela signifie que l’utilisateur doit appuyer sur la touche en question à ce moment précis, ce qui lui permet de jouer le morceau avec plus de facilité que s’il devait lire une partition.</text:span></text:p>
      <text:p text:style-name="P2"><text:span text:style-name="T11"/></text:p>
      <text:p text:style-name="P2"><text:span text:style-name="T12"><text:tab/>À cette période-là nous avions prévu d’utiliser de la reconnaissance d’image pour repérer le piano dans l’espace afin de faire apparaître au bon endroit les blocs défilants correspondants aux<text:s text:c="2"/>prochaines notes à jouer.</text:span></text:p>
      <text:p text:style-name="P2"><text:span text:style-name="T13"/></text:p>
      <text:p text:style-name="P2"><text:span text:style-name="T13"/></text:p>
      <text:p text:style-name="P2"><text:span text:style-name="T13"/></text:p>
      <text:p text:style-name="P2"><text:span text:style-name="T14">Estimation du matériel nécessaire</text:span></text:p>
      <text:p text:style-name="P2"><text:span text:style-name="T15"/></text:p>
      <text:p text:style-name="P2"><text:span text:style-name="T15"/></text:p>
      <text:p text:style-name="P2"><text:span text:style-name="T16"><text:tab/>Les premiers équipements nécessaires étaient se sont révélés évidents, s’agissant d’un piano et d’un casque de réalité augmentée Hololens. La question s’est par contre posée concernant un équipement supplémentaire permettant de rendre la reconnaissance d’image plus efficace tel qu’un tapis ou des vignettes colorées à placer sur le clavier.</text:span></text:p>
      <text:p text:style-name="P2"><text:span text:style-name="T17"/></text:p>
      <text:p text:style-name="P2"><text:span text:style-name="T18"><text:tab/>Après avoir passé en revue plusieurs possibilités nous avons finalement opté pour la simplicité d’utilisation en faisant du casque Hololens et du piano les seuls équipements nécessaires à l’utilisation du produit.</text:span></text:p>
      <text:p text:style-name="P2"><text:span text:style-name="T19"/></text:p>
      <text:p text:style-name="P2"><text:span text:style-name="T19"/></text:p>
      <text:p text:style-name="P2"><text:span text:style-name="T19"/></text:p>
      <text:p text:style-name="P2"><text:span text:style-name="T20">Découverte des technologies et configuration des outils</text:span></text:p>
      <text:p text:style-name="P2"><text:span text:style-name="T21"/></text:p>
      <text:p text:style-name="P2"><text:span text:style-name="T21"/></text:p>
      <text:p text:style-name="P2"><text:span text:style-name="T22"><text:tab/>L’un des principaux aspects qui ont fait que ce projet a séduit l’ensemble des membres du groupe est l’utilisation de réalité augmentée couplée au moteur de jeu Unity. Chacun de nous était intéressé par ces technologies et en même temps novices dans ce domaine. </text:span></text:p>
      <text:p text:style-name="P2"><text:span text:style-name="T23"/></text:p>
      <text:p text:style-name="P2"><text:span text:style-name="T24"><text:tab/>Nous avons passé un certain temps à nous renseigner concernant la configuration de ces outils et à effectuer des essais et il s’est avéré que malgré de nombreux tutoriels disponibles sur le net, la mise en place d’Unity avec Vuforia, le moteur de reconnaissance d’image choisi, fut d’une grande difficulté. De la même manière, la configuration d’Unity et de Visual Studio dans le but de développer des applications compatibles avec le casque de réalité augmentée Hololens nous a posé beaucoup de problème du fait de notre manque d’expérience.</text:span></text:p>
      <text:p text:style-name="P2"><text:span text:style-name="T25"/></text:p>
      <text:p text:style-name="P2"><text:span text:style-name="T25"/></text:p>
      <text:p text:style-name="P2"><text:span text:style-name="T25"/></text:p>
      <text:p text:style-name="P2"><text:span text:style-name="T26">Changement de l’effectif</text:span></text:p>
      <text:p text:style-name="P2"><text:span text:style-name="T27"/></text:p>
      <text:p text:style-name="P2"><text:span text:style-name="T27"/></text:p>
      <text:p text:style-name="P2"><text:span text:style-name="T28"><text:tab/>Quelques jours après que nous ayons finalement réussi à tout configurer comme nous le souhaitions, deux membres du groupe prirent la décision de quitter l’école pour des raisons personnelles, les membres restants prirent alors la décision d’intégrer un nouvel élément à l’équipe pour palier au manque d’effectif causé par ces départs.</text:span></text:p>
      <text:p text:style-name="P2"><text:span text:style-name="T29"/></text:p>
      <text:p text:style-name="P2"><text:span text:style-name="T29"/></text:p>
      <text:p text:style-name="P2"><text:span text:style-name="T29"/></text:p>
      <text:p text:style-name="P2"><text:span text:style-name="T30">Premiers tests, résultats et adaptation</text:span></text:p>
      <text:p text:style-name="P2"><text:span text:style-name="T31"/></text:p>
      <text:p text:style-name="P2"><text:span text:style-name="T31"/></text:p>
      <text:p text:style-name="P2"><text:span text:style-name="T32"><text:tab/>Les premiers tests purent alors être effectués et il en résulta le constat suivant : La reconnaissance d’image via Vuforia n’était pas adaptée à notre projet car trop peu fiable concernant la détection d’un pattern de clavier de piano. </text:span></text:p>
      <text:p text:style-name="P2"><text:span text:style-name="T33"/></text:p>
      <text:p text:style-name="P2"><text:span text:style-name="T34"><text:tab/>La décision fut alors prise de passer par une alternative consistant à laisser à l’utilisateur signaler au casque la position de son piano via le placement d’un bloc en réalité augmentée à l’emplacement réel du piano.</text:span></text:p>
      <text:p text:style-name="P2"><text:span text:style-name="T35"/></text:p>
      <text:p text:style-name="P2"><text:span text:style-name="T35"/></text:p>
      <text:p text:style-name="P2"><text:span text:style-name="T35"/></text:p>
      <text:p text:style-name="P2"><text:span text:style-name="T36">Développement de la solution et avancement actuel</text:span></text:p>
      <text:p text:style-name="P2"><text:span text:style-name="T37"/></text:p>
      <text:p text:style-name="P2"><text:span text:style-name="T37"/></text:p>
      <text:p text:style-name="P2"><text:span text:style-name="T38"><text:tab/>La première scène Unity a développer fut l’apparition du nom du jeu, ce qui ne nous posa pas de réels problèmes.</text:span></text:p>
      <text:p text:style-name="P2"><text:span text:style-name="T39"/></text:p>
      <text:p text:style-name="P2"><text:span text:style-name="T40"><text:tab/>La seconde quant à elle fut notre premier gros défi puisqu’elle correspondait au placement dans l’espace du modèle 3d qui permettrait de récupérer la position réelle du piano, une fois que ce fut fait nous furent confrontés à un problème de distance minimale par défaut à laquelle les modèles 3d n’étaient plus affichés par souci de confort et qui rendait impossible le placement du bloc à moins d’un mètre, une fois la variable à l’origine du problème modifiée et la position de l’objet 3d correctement stockée nous purent passer à la suite.</text:span></text:p>
      <text:p text:style-name="P2"><text:span text:style-name="T41"/></text:p>
      <text:p text:style-name="P2"><text:span text:style-name="T42"><text:tab/>La troisième scène correspond au menu principal qui, à l’heure actuelle, contient les boutons "Play", "Options", "Calibrate" et "Quit", appuyer sur "Play" permet d'accéder à la quatrième scène, l'écran de sélection de mode de jeu. À l'heure actuelle sont implémentés les modes Learning et Classical. Dont les objectifs sont respectivement de profiter de vidéos explicatives sur l'usage du piano et de profiter de l'expérience classique de l'application.</text:span></text:p>
      <text:p text:style-name="P2"><text:span text:style-name="T43"/></text:p>
      <text:p text:style-name="P2"><text:span text:style-name="T44"><text:tab/>Concernant ce mode de jeu, le défi fut de faire apparaître les blocs 3d des notes du morceau en question à la bonne position par rapport au piano (par défaut nous considérons que notre solution s’applique sur un piano 88 touches, nous avons pour ambition de rendre ce paramètre modifiable dans un futur proche). Les blocs glissent le long de « sliders » dont le but est d’avoir un meilleur aperçu visuel de la trajectoire des prochaines notes dans la distance. Lorsqu’un bloc rentre en collision avec le piano, c’est à dire la touche qui lui correspond, le bloc s’allume d’une couleur indiquant si la touche a été pressée au bon moment, étant donnée que nous ne gérons pas encore la pression des touches, cette couleur est verte par défaut.</text:span></text:p>
      <text:p text:style-name="P2"><text:span text:style-name="T45"/></text:p>
      <text:p text:style-name="P2"><text:span text:style-name="T45"/></text:p>
      <text:p text:style-name="P2"><text:span text:style-name="T46">Prochaines étapes</text:span></text:p>
      <text:p text:style-name="P2"><text:span text:style-name="T47"/></text:p>
      <text:p text:style-name="P2"><text:span text:style-name="T47"/></text:p>
      <text:p text:style-name="P2"><text:span text:style-name="T48"><text:tab/>Nous avons pour objectifs futurs de gérer la détection de pression des touches du piano via un système de récupération de touches sur un pc (câble midi-usb et transmission des données à l'hololens), d’améliorer les fonctionnalités existantes en les rendant d’avantage paramétrables, de grossir le catalogue des morceaux disponibles et enfin d’implémenter les modes de jeu manquants.</text:span></text:p>
      <text:p text:style-name="P2"><text:span text:style-name="T4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